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13cm" fo:min-width="9.56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87cm" fo:min-width="8.41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288cm" fo:min-width="1.22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102cm" svg:stroke-color="#000000" draw:marker-start-width="0.356cm" draw:marker-end-width="0.356cm" draw:fill="none" draw:textarea-horizontal-align="justify" draw:textarea-vertical-align="middle" draw:auto-grow-height="false" fo:min-height="3.46cm" fo:min-width="7.40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2.036cm" fo:min-width="3.056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152cm" svg:stroke-color="#5eb91e" draw:marker-start-width="0.432cm" draw:marker-end-width="0.432cm" draw:fill="solid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draw:stroke-dash="Long_20_Dot" svg:stroke-width="0.152cm" svg:stroke-color="#ff0000" draw:marker-start-width="0.432cm" draw:marker-end-width="0.432cm" draw:fill="solid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4.703cm" fo:min-width="4.199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564cm"/>
      <style:paragraph-properties style:writing-mode="lr-tb"/>
    </style:style>
    <style:style style:name="gr1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893cm" fo:min-width="3.564cm"/>
      <style:paragraph-properties style:writing-mode="lr-tb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3cm" fo:min-width="1.594cm"/>
      <style:paragraph-properties style:writing-mode="lr-tb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3cm" fo:min-width="1.532cm"/>
      <style:paragraph-properties style:writing-mode="lr-tb"/>
    </style:style>
    <style:style style:name="gr1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401cm" fo:min-width="3.5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2.502cm" fo:min-width="5.3cm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draw:stroke="solid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objectwithoutfill">
      <style:graphic-properties draw:stroke="dash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P1" style:family="paragraph">
      <loext:graphic-properties draw:fill="solid" draw:fill-color="#ffff6d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solid" draw:fill-color="#ff3838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b2b2b2"/>
      <style:paragraph-properties fo:text-align="center" style:writing-mode="lr-tb"/>
    </style:style>
    <style:style style:name="P10" style:family="paragraph">
      <loext:graphic-properties draw:fill="solid" draw:fill-color="#cccccc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706e0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7.493cm" svg:x="1.786cm" svg:y="12.651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9.017cm" svg:height="6.939cm" svg:x="1.154cm" svg:y="3.321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778cm" svg:height="5.588cm" svg:x="1.997cm" svg:y="3.516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7.429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5.905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4.664cm" svg:y="3.5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4.791cm" svg:y="5.829cm">
          <text:p text:style-name="P2">λ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7.458cm" svg:y="3.5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524cm" svg:height="1.524cm" svg:x="7.604cm" svg:y="3.921cm">
          <text:p text:style-name="P2">λ3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8.001cm" svg:height="3.81cm" svg:x="13.016cm" svg:y="12.546cm">
          <text:p text:style-name="P2">GPUs</text:p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3.556cm" svg:height="2.286cm" svg:x="13.378cm" svg:y="13.67cm">
          <text:p text:style-name="P2">GPU 0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524cm" svg:height="1.524cm" svg:x="1.127cm" svg:y="1.254cm">
          <text:p text:style-name="P2">λ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4.791cm" svg:y="4.329cm">
          <text:p text:style-name="P2">λ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4.405cm">
          <text:p text:style-name="P2">λ1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.016cm" svg:y1="8.901cm" svg:x2="11.287cm" svg:y2="8.901cm">
          <text:p/>
        </draw:line>
        <draw:line draw:style-name="gr8" draw:text-style-name="P6" draw:layer="layout" svg:x1="1.916cm" svg:y1="5.942cm" svg:x2="11.187cm" svg:y2="5.942cm">
          <text:p/>
        </draw:line>
        <draw:frame draw:style-name="gr9" draw:text-style-name="P8" draw:layer="layout" svg:width="4.545cm" svg:height="1.789cm" svg:x="10.171cm" svg:y="9.117cm">
          <draw:text-box>
            <text:p text:style-name="P7">5) Global VT</text:p>
          </draw:text-box>
        </draw:frame>
        <draw:frame draw:style-name="gr10" draw:text-style-name="P8" draw:layer="layout" svg:width="5.207cm" svg:height="1.673cm" svg:x="10.171cm" svg:y="4.799cm">
          <draw:text-box>
            <text:p text:style-name="P7">6) Throttle Limit</text:p>
          </draw:text-box>
        </draw:frame>
        <draw:frame draw:style-name="gr10" draw:text-style-name="P8" draw:layer="layout" svg:width="5.461cm" svg:height="1.673cm" svg:x="2.778cm" svg:y="1.889cm">
          <draw:text-box>
            <text:p text:style-name="P7">1) Insert into flow</text:p>
          </draw:text-box>
        </draw:frame>
        <draw:custom-shape draw:style-name="gr11" draw:text-style-name="P9" xml:id="id4" draw:id="id4" draw:layer="layout" svg:width="4.699cm" svg:height="4.953cm" svg:x="2.675cm" svg:y="14.143cm">
          <text:p text:style-name="P2">Container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064cm" svg:height="1.143cm" svg:x="2.929cm" svg:y="15.359cm">
          <text:p text:style-name="P2">User Code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4.064cm" svg:height="1.143cm" svg:x="2.929cm" svg:y="17.559cm">
          <text:p text:style-name="P2">Driver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2.094cm" svg:height="1.143cm" svg:x="2.932cm" svg:y="16.486cm">
          <text:p text:style-name="P2">Agen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032cm" svg:height="1.143cm" svg:x="4.961cm" svg:y="16.486cm">
          <text:p text:style-name="P2">Shi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064cm" svg:height="1.651cm" svg:x="7.731cm" svg:y="14.9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064cm" svg:height="1.651cm" svg:x="7.604cm" svg:y="12.938cm">
          <text:p text:style-name="P2">Container</text:p>
          <draw:enhanced-geometry svg:viewBox="0 0 21600 21600" draw:type="rectangle" draw:enhanced-path="M 0 0 L 21600 0 21600 21600 0 21600 0 0 Z N"/>
        </draw:custom-shape>
        <draw:frame draw:style-name="gr17" draw:text-style-name="P8" xml:id="id10" draw:id="id10" draw:layer="layout" svg:width="5.461cm" svg:height="1.038cm" svg:x="10.398cm" svg:y="2.248cm">
          <draw:text-box>
            <text:p text:style-name="P7">8) Flow finish VT</text:p>
          </draw:text-box>
        </draw:frame>
        <draw:frame draw:style-name="gr18" draw:text-style-name="P8" xml:id="id12" draw:id="id12" draw:layer="layout" svg:width="3.683cm" svg:height="1.016cm" svg:x="10.779cm" svg:y="3.54cm">
          <draw:text-box>
            <text:p text:style-name="P7">4) Flow VT</text:p>
          </draw:text-box>
        </draw:frame>
        <draw:custom-shape draw:style-name="gr19" draw:text-style-name="P1" xml:id="id5" draw:id="id5" draw:layer="layout" svg:width="6.096cm" svg:height="3.048cm" svg:x="14.716cm" svg:y="5.699cm">
          <text:p text:style-name="P2">GPU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line-skew="-1.267cm -0.969cm" svg:x1="5.662cm" svg:y1="10.26cm" svg:x2="2.932cm" svg:y2="17.057cm" draw:start-shape="id1" draw:start-glue-point="2" draw:end-shape="id2" draw:end-glue-point="3" svg:d="M5662 10260v1858h-4200v4939h1470" svg:viewBox="0 0 4201 6798">
          <text:p/>
        </draw:connector>
        <draw:frame draw:style-name="gr21" draw:text-style-name="P8" draw:layer="layout" svg:width="4.064cm" svg:height="2.384cm" svg:x="5.572cm" svg:y="10.3cm">
          <draw:text-box>
            <text:p text:style-name="P7">7) Prefetch</text:p>
            <text:p text:style-name="P7">On/Off Device</text:p>
          </draw:text-box>
        </draw:frame>
        <draw:frame draw:style-name="gr21" draw:text-style-name="P11" draw:layer="layout" svg:width="4.064cm" svg:height="0.962cm" svg:x="5.953cm" svg:y="9.309cm">
          <draw:text-box>
            <text:p text:style-name="P7">GPU Queue</text:p>
          </draw:text-box>
        </draw:frame>
        <draw:connector draw:style-name="gr22" draw:text-style-name="P6" draw:layer="layout" draw:type="curve" draw:line-skew="-1.371cm" svg:x1="2.886cm" svg:y1="9.104cm" svg:x2="5.024cm" svg:y2="14.143cm" draw:start-shape="id3" draw:start-glue-point="2" draw:end-shape="id4" draw:end-glue-point="0" svg:d="M2886 9104c0 1741 2138-778 2138 5039" svg:viewBox="0 0 2139 5040">
          <text:p/>
        </draw:connector>
        <draw:frame draw:style-name="gr21" draw:text-style-name="P8" draw:layer="layout" svg:width="4.064cm" svg:height="0.962cm" svg:x="1cm" svg:y="10.398cm">
          <draw:text-box>
            <text:p text:style-name="P7">2) Dispatch</text:p>
          </draw:text-box>
        </draw:frame>
        <draw:connector draw:style-name="gr23" draw:text-style-name="P6" draw:layer="layout" draw:line-skew="-0.485cm" svg:x1="17.764cm" svg:y1="8.747cm" svg:x2="17.016cm" svg:y2="12.546cm" draw:start-shape="id5" draw:start-glue-point="2" draw:end-shape="id6" draw:end-glue-point="0" svg:d="M17764 8747v1403h-748v2396" svg:viewBox="0 0 749 3800">
          <text:p text:style-name="P7"/>
        </draw:connector>
        <draw:connector draw:style-name="gr22" draw:text-style-name="P6" draw:layer="layout" draw:type="curve" draw:line-skew="1.048cm" svg:x1="10.171cm" svg:y1="6.79cm" svg:x2="14.716cm" svg:y2="7.223cm" draw:start-shape="id1" draw:start-glue-point="1" draw:end-shape="id5" draw:end-glue-point="3" svg:d="M10171 6790c4980 0 2708 433 4545 433" svg:viewBox="0 0 4546 434">
          <text:p/>
        </draw:connector>
        <draw:connector draw:style-name="gr22" draw:text-style-name="P6" draw:layer="layout" draw:type="curve" svg:x1="6.993cm" svg:y1="18.13cm" svg:x2="15.156cm" svg:y2="15.956cm" draw:start-shape="id7" draw:start-glue-point="1" draw:end-shape="id8" draw:end-glue-point="2" svg:d="M6993 18130c5442 0 8163-724 8163-2174" svg:viewBox="0 0 8164 2175">
          <text:p/>
        </draw:connector>
        <draw:frame draw:style-name="gr24" draw:text-style-name="P8" draw:layer="layout" svg:width="4.699cm" svg:height="1.673cm" svg:x="13.827cm" svg:y="17.51cm">
          <draw:text-box>
            <text:p text:style-name="P7">Run kernels on device</text:p>
          </draw:text-box>
        </draw:frame>
        <draw:frame draw:style-name="gr10" draw:text-style-name="P8" draw:layer="layout" svg:width="4.318cm" svg:height="1.673cm" svg:x="17.129cm" svg:y="10.376cm">
          <draw:text-box>
            <text:p text:style-name="P7">9) Monitor Utilization</text:p>
          </draw:text-box>
        </draw:frame>
        <draw:frame draw:style-name="gr25" draw:text-style-name="P8" draw:layer="layout" svg:width="4.318cm" svg:height="1.8cm" svg:x="10.144cm" svg:y="6.82cm">
          <draw:text-box>
            <text:p text:style-name="P7">3) Request GPU Token</text:p>
          </draw:text-box>
        </draw:frame>
        <draw:connector draw:style-name="gr22" draw:text-style-name="P6" draw:layer="layout" draw:type="curve" svg:x1="2.651cm" svg:y1="2.016cm" svg:x2="2.886cm" svg:y2="3.516cm" draw:start-shape="id9" draw:start-glue-point="1" draw:end-shape="id3" draw:end-glue-point="0" svg:d="M2651 2016c157 0 235 500 235 1500" svg:viewBox="0 0 236 1501">
          <text:p/>
        </draw:connector>
        <draw:connector draw:style-name="gr20" draw:text-style-name="P6" draw:layer="layout" svg:x1="10.398cm" svg:y1="2.767cm" svg:x2="8.366cm" svg:y2="3.921cm" draw:start-shape="id10" draw:start-glue-point="3" draw:end-shape="id11" draw:end-glue-point="0" svg:d="M10398 2767h-2032v1154" svg:viewBox="0 0 2033 1155">
          <text:p/>
        </draw:connector>
        <draw:connector draw:style-name="gr20" draw:text-style-name="P6" draw:layer="layout" draw:line-skew="-0.445cm -0.247cm" svg:x1="10.779cm" svg:y1="4.048cm" svg:x2="8.366cm" svg:y2="5.445cm" draw:start-shape="id12" draw:start-glue-point="3" draw:end-shape="id11" draw:end-glue-point="2" svg:d="M10779 4048h-1270v1651h-1143v-254" svg:viewBox="0 0 2414 1652">
          <text:p/>
        </draw:connector>
        <draw:custom-shape draw:style-name="gr6" draw:text-style-name="P5" draw:layer="layout" svg:width="3.556cm" svg:height="2.286cm" svg:x="17.078cm" svg:y="13.67cm">
          <text:p text:style-name="P2">GPU 1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699cm" svg:height="0.962cm" svg:x="7.477cm" svg:y="19.161cm">
          <draw:text-box>
            <text:p text:style-name="P7">Container Poo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.368cm" fo:page-height="21.8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53:17.513687885</meta:creation-date>
    <meta:generator>LibreOffice/6.4.7.2$Linux_X86_64 LibreOffice_project/40$Build-2</meta:generator>
    <dc:date>2024-04-15T11:24:37.976106026</dc:date>
    <meta:editing-duration>PT9H59M19S</meta:editing-duration>
    <meta:editing-cycles>62</meta:editing-cycles>
    <meta:document-statistic meta:object-count="45"/>
  </office:meta>
</office:document-meta>
</file>